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top="0cm" fo:margin-bottom="0.847cm" loext:contextual-spacing="false">
        <style:tab-stops>
          <style:tab-stop style:position="5.001cm" style:type="center"/>
          <style:tab-stop style:position="12cm" style:type="center"/>
        </style:tab-stops>
      </style:paragraph-properties>
    </style:style>
    <style:style style:name="P2" style:family="paragraph" style:parent-style-name="List_20_Paragraph">
      <style:paragraph-properties fo:margin-top="0cm" fo:margin-bottom="0.847cm" loext:contextual-spacing="false">
        <style:tab-stops>
          <style:tab-stop style:position="5.001cm" style:type="center"/>
          <style:tab-stop style:position="12cm" style:type="center"/>
        </style:tab-stops>
      </style:paragraph-properties>
      <style:text-properties officeooo:paragraph-rsid="001e739e"/>
    </style:style>
    <style:style style:name="P3" style:family="paragraph" style:parent-style-name="List_20_Paragraph">
      <style:paragraph-properties fo:margin-top="0cm" fo:margin-bottom="0.847cm" loext:contextual-spacing="false">
        <style:tab-stops>
          <style:tab-stop style:position="5.001cm" style:type="center"/>
          <style:tab-stop style:position="12cm" style:type="center"/>
        </style:tab-stops>
      </style:paragraph-properties>
      <style:text-properties officeooo:paragraph-rsid="002007fc"/>
    </style:style>
    <style:style style:name="P4" style:family="paragraph" style:parent-style-name="List_20_Paragraph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List_20_Paragraph">
      <style:paragraph-properties fo:margin-top="0cm" fo:margin-bottom="0.349cm" loext:contextual-spacing="false">
        <style:tab-stops>
          <style:tab-stop style:position="16.002cm" style:leader-style="dotted" style:leader-text="."/>
        </style:tab-stops>
      </style:paragraph-properties>
    </style:style>
    <style:style style:name="P6" style:family="paragraph" style:parent-style-name="List_20_Paragraph">
      <style:paragraph-properties fo:margin-top="0cm" fo:margin-bottom="0.349cm" loext:contextual-spacing="false">
        <style:tab-stops>
          <style:tab-stop style:position="6.251cm" style:type="right" style:leader-style="dotted" style:leader-text="."/>
          <style:tab-stop style:position="11.001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10pt" style:font-size-asian="10pt" style:language-asian="en" style:country-asian="US" style:font-size-complex="10pt"/>
    </style:style>
    <style:style style:name="P7" style:family="paragraph" style:parent-style-name="Standard" style:master-page-name="Standard">
      <style:paragraph-properties fo:text-align="end" style:justify-single-word="false" style:page-number="auto"/>
      <style:text-properties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/>
    </style:style>
    <style:style style:name="P9" style:family="paragraph" style:parent-style-name="List_20_Paragraph" style:list-style-name="WWNum1">
      <style:paragraph-properties fo:margin-left="1.259cm" fo:margin-right="0cm" fo:margin-top="0cm" fo:margin-bottom="0.212cm" loext:contextual-spacing="false" fo:text-indent="-0.63cm" style:auto-text-indent="false"/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/>
    </style:style>
    <style:style style:name="P10" style:family="paragraph" style:parent-style-name="List_20_Paragraph" style:list-style-name="WWNum1">
      <style:paragraph-properties fo:margin-left="1.259cm" fo:margin-right="0cm" fo:margin-top="0.635cm" fo:margin-bottom="0.212cm" loext:contextual-spacing="false" fo:text-indent="-0.63cm" style:auto-text-indent="false"/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/>
    </style:style>
    <style:style style:name="P11" style:family="paragraph" style:parent-style-name="List_20_Paragraph">
      <style:paragraph-properties fo:margin-top="0cm" fo:margin-bottom="0.349cm" loext:contextual-spacing="false">
        <style:tab-stops>
          <style:tab-stop style:position="6.251cm" style:type="right" style:leader-style="dotted" style:leader-text="."/>
          <style:tab-stop style:position="11.001cm" style:type="right" style:leader-style="dotted" style:leader-text="."/>
          <style:tab-stop style:position="16.002cm" style:type="right" style:leader-style="dotted" style:leader-text="."/>
        </style:tab-stops>
      </style:paragraph-properties>
      <style:text-properties fo:font-size="10pt" officeooo:paragraph-rsid="001c8a71" style:font-size-asian="10pt" style:font-size-complex="10pt"/>
    </style:style>
    <style:style style:name="P12" style:family="paragraph" style:parent-style-name="List_20_Paragraph">
      <style:paragraph-properties fo:margin-top="0cm" fo:margin-bottom="0.349cm" loext:contextual-spacing="false">
        <style:tab-stops>
          <style:tab-stop style:position="6.251cm" style:type="right" style:leader-style="dotted" style:leader-text="."/>
          <style:tab-stop style:position="11.001cm" style:type="right" style:leader-style="dotted" style:leader-text="."/>
          <style:tab-stop style:position="16.002cm" style:type="right" style:leader-style="dotted" style:leader-text="."/>
        </style:tab-stops>
      </style:paragraph-properties>
      <style:text-properties fo:font-size="10pt" officeooo:paragraph-rsid="002007fc" style:font-size-asian="10pt" style:font-size-complex="10pt"/>
    </style:style>
    <style:style style:name="P13" style:family="paragraph" style:parent-style-name="List_20_Paragraph">
      <style:paragraph-properties fo:margin-top="0cm" fo:margin-bottom="0.349cm" loext:contextual-spacing="false">
        <style:tab-stops>
          <style:tab-stop style:position="16.002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P14" style:family="paragraph" style:parent-style-name="List_20_Paragraph">
      <style:paragraph-properties fo:margin-top="0cm" fo:margin-bottom="0.349cm" loext:contextual-spacing="false">
        <style:tab-stops>
          <style:tab-stop style:position="16.002cm" style:type="right" style:leader-style="dotted" style:leader-text="."/>
        </style:tab-stops>
      </style:paragraph-properties>
      <style:text-properties fo:font-size="10pt" officeooo:paragraph-rsid="002007fc" style:font-size-asian="10pt" style:font-size-complex="10pt"/>
    </style:style>
    <style:style style:name="P15" style:family="paragraph" style:parent-style-name="List_20_Paragraph">
      <style:paragraph-properties fo:margin-top="0cm" fo:margin-bottom="0.349cm" loext:contextual-spacing="false">
        <style:tab-stops>
          <style:tab-stop style:position="16.002cm" style:type="right" style:leader-style="dotted" style:leader-text="."/>
        </style:tab-stops>
      </style:paragraph-properties>
      <style:text-properties fo:font-size="10pt" officeooo:paragraph-rsid="0020dca3" style:font-size-asian="10pt" style:font-size-complex="10pt"/>
    </style:style>
    <style:style style:name="P16" style:family="paragraph" style:parent-style-name="List_20_Paragraph">
      <style:paragraph-properties fo:margin-top="0cm" fo:margin-bottom="0.349cm" loext:contextual-spacing="false">
        <style:tab-stops>
          <style:tab-stop style:position="6.251cm" style:type="right" style:leader-style="dotted" style:leader-text="."/>
          <style:tab-stop style:position="11.001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P17" style:family="paragraph" style:parent-style-name="List_20_Paragraph">
      <style:paragraph-properties fo:margin-top="0cm" fo:margin-bottom="0.349cm" loext:contextual-spacing="false">
        <style:tab-stops>
          <style:tab-stop style:position="16.002cm" style:leader-style="dotted" style:leader-text="."/>
        </style:tab-stops>
      </style:paragraph-properties>
      <style:text-properties fo:font-size="10pt" style:font-size-asian="10pt" style:font-size-complex="10pt"/>
    </style:style>
    <style:style style:name="P18" style:family="paragraph" style:parent-style-name="List_20_Paragraph">
      <style:paragraph-properties fo:margin-top="0cm" fo:margin-bottom="0.847cm" loext:contextual-spacing="false">
        <style:tab-stops>
          <style:tab-stop style:position="16.002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P19" style:family="paragraph" style:parent-style-name="List_20_Paragraph">
      <style:paragraph-properties fo:margin-top="0cm" fo:margin-bottom="0.847cm" loext:contextual-spacing="false">
        <style:tab-stops>
          <style:tab-stop style:position="5.502cm" style:leader-style="dotted" style:leader-text="."/>
        </style:tab-stops>
      </style:paragraph-properties>
      <style:text-properties fo:font-size="10pt" style:font-size-asian="10pt" style:font-size-complex="10pt"/>
    </style:style>
    <style:style style:name="P20" style:family="paragraph" style:parent-style-name="List_20_Paragraph">
      <style:paragraph-properties fo:margin-top="0cm" fo:margin-bottom="0cm" loext:contextual-spacing="false">
        <style:tab-stops>
          <style:tab-stop style:position="3cm"/>
          <style:tab-stop style:position="7.001cm" style:leader-style="dotted" style:leader-text="."/>
          <style:tab-stop style:position="9.999cm"/>
          <style:tab-stop style:position="14cm" style:leader-style="dotted" style:leader-text="."/>
        </style:tab-stops>
      </style:paragraph-properties>
      <style:text-properties fo:font-size="10pt" style:font-size-asian="10pt" style:font-size-complex="10pt"/>
    </style:style>
    <style:style style:name="P21" style:family="paragraph" style:parent-style-name="List_20_Paragraph">
      <style:paragraph-properties fo:margin-top="0cm" fo:margin-bottom="0cm" loext:contextual-spacing="false">
        <style:tab-stops>
          <style:tab-stop style:position="3cm"/>
          <style:tab-stop style:position="7.001cm" style:leader-style="dotted" style:leader-text="."/>
          <style:tab-stop style:position="9.999cm"/>
          <style:tab-stop style:position="14cm" style:leader-style="dotted" style:leader-text="."/>
        </style:tab-stops>
      </style:paragraph-properties>
      <style:text-properties fo:font-size="10pt" officeooo:paragraph-rsid="001e739e" style:font-size-asian="10pt" style:font-size-complex="10pt"/>
    </style:style>
    <style:style style:name="P22" style:family="paragraph" style:parent-style-name="List_20_Paragraph">
      <style:paragraph-properties fo:margin-top="0cm" fo:margin-bottom="0cm" loext:contextual-spacing="false">
        <style:tab-stops>
          <style:tab-stop style:position="3cm"/>
          <style:tab-stop style:position="7.001cm" style:leader-style="dotted" style:leader-text="."/>
          <style:tab-stop style:position="9.999cm"/>
          <style:tab-stop style:position="14cm" style:leader-style="dotted" style:leader-text="."/>
        </style:tab-stops>
      </style:paragraph-properties>
      <style:text-properties fo:font-size="10pt" officeooo:paragraph-rsid="002007fc" style:font-size-asian="10pt" style:font-size-complex="10pt"/>
    </style:style>
    <style:style style:name="P23" style:family="paragraph" style:parent-style-name="List_20_Paragraph">
      <style:paragraph-properties fo:margin-top="0cm" fo:margin-bottom="0.423cm" loext:contextual-spacing="false">
        <style:tab-stops>
          <style:tab-stop style:position="16.002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P24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c8a71" style:font-size-asian="10pt" style:font-size-complex="10pt"/>
    </style:style>
    <style:style style:name="T3" style:family="text">
      <style:text-properties fo:font-size="10pt" style:font-size-asian="10pt" style:language-asian="en" style:country-asian="US" style:font-size-complex="10pt"/>
    </style:style>
    <style:style style:name="T4" style:family="text">
      <style:text-properties officeooo:rsid="001c8a71"/>
    </style:style>
    <style:style style:name="T5" style:family="text">
      <style:text-properties officeooo:rsid="0020dca3"/>
    </style:style>
    <style:style style:name="gr1" style:family="graphic">
      <style:graphic-properties draw:stroke="none" svg:stroke-width="0cm" draw:fill="solid" draw:fill-color="#a0a0a0" draw:textarea-horizontal-align="center" draw:textarea-vertical-align="top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3. sz. melléklet</text:p>
      <text:p text:style-name="P8">NYILATKOZAT</text:p>
      <text:list xml:id="list3567723041715517289" text:style-name="WWNum1">
        <text:list-item>
          <text:p text:style-name="P9">A szülők együttesen gyakorolják a szülői felügyeleti jogot</text:p>
        </text:list-item>
      </text:list>
      <text:p text:style-name="P5"><text:span text:style-name="T3">Alulírott</text:span><text:span text:style-name="T1"><text:tab/></text:span></text:p>
      <text:p text:style-name="P11">(sz.n: <text:tab/>, szül.:<text:tab/> an.:<text:tab/>) </text:p>
      <text:p text:style-name="P15"><text:tab/>szám alatti lakos </text:p>
      <text:p text:style-name="P11">és</text:p>
      <text:p text:style-name="P13"><text:tab/></text:p>
      <text:p text:style-name="P6">(sz.n:<text:tab/>, szül.:<text:tab/> an.:<text:tab/><text:span text:style-name="T4">)</text:span></text:p>
      <text:p text:style-name="P13"><text:tab/>szám alatti lakos nyilatkozunk, hogy </text:p>
      <text:p text:style-name="P13">k<text:span text:style-name="T5">is</text:span>k<text:span text:style-name="T5">orú</text:span> <text:tab/></text:p>
      <text:p text:style-name="P16">(sz.n:<text:tab/>, szül.:<text:tab/>an.:<text:tab/>)</text:p>
      <text:p text:style-name="P13"><text:tab/> szám alatti lakos vonatkozásában</text:p>
      <text:p text:style-name="P18">a szülői felügyeleti jogot együttesen gyakoroljuk.</text:p>
      <text:p text:style-name="P20"><text:tab/><text:tab/><text:tab/><text:tab/></text:p>
      <text:p text:style-name="P1"><text:span text:style-name="T1"><text:tab/></text:span><text:span text:style-name="T2">aláírás<text:tab/>aláírás</text:span></text:p>
      <text:p text:style-name="P4"><draw:rect text:anchor-type="as-char" svg:y="0cm" draw:z-index="0" draw:style-name="gr1" draw:text-style-name="P24" svg:width="0.003cm" svg:height="0.054cm"><text:p/></draw:rect></text:p>
      <text:list xml:id="list171228346140841" text:continue-numbering="true" text:style-name="WWNum1">
        <text:list-item>
          <text:p text:style-name="P10">Az egyik szülő gyakorolja a szülői felügyeleti jogot</text:p>
        </text:list-item>
      </text:list>
      <text:p text:style-name="P17">Alulírott<text:tab/></text:p>
      <text:p text:style-name="P16">(sz.n:<text:tab/>, szül.:<text:tab/>an.:<text:tab/>)</text:p>
      <text:p text:style-name="P13"><text:tab/>szám alatti lakos nyilatkozom, hogy </text:p>
      <text:p text:style-name="P13">k<text:span text:style-name="T5">is</text:span>k<text:span text:style-name="T5">orú</text:span> <text:tab/> </text:p>
      <text:p text:style-name="P16">(sz.n:<text:tab/>, szül.:<text:tab/>an.:<text:tab/>)</text:p>
      <text:p text:style-name="P13"><text:tab/> szám alatti lakos vonatkozásában</text:p>
      <text:p text:style-name="P23">a mellékelt dokumentum* alapján szülői felügyeleti jogot egyedül gyakorlom.</text:p>
      <text:p text:style-name="P18">*szülők gyámhivatalban felvett nyilatkozata a szülői felügyeleti jog gyakorlásáról; másik szülő halotti anyakönyvi kivonata; Gyámhivatal határozata; Bíróság ítélete</text:p>
      <text:p text:style-name="P21"><text:tab/><text:tab/><text:tab/><text:tab/></text:p>
      <text:p text:style-name="P2"><text:span text:style-name="T1"><text:tab/></text:span><text:span text:style-name="T2">aláírás<text:tab/>aláírás</text:span></text:p>
      <text:p text:style-name="Standard"><text:soft-page-break/><draw:rect text:anchor-type="as-char" svg:y="0cm" draw:z-index="1" draw:style-name="gr1" draw:text-style-name="P24" svg:width="0.003cm" svg:height="0.054cm"><text:p/></draw:rect></text:p>
      <text:list xml:id="list171228214971592" text:continue-numbering="true" text:style-name="WWNum1">
        <text:list-item>
          <text:p text:style-name="P10">Gyám(ok) a törvényes képviselő(k)</text:p>
        </text:list-item>
      </text:list>
      <text:p text:style-name="P17">Alulírott<text:tab/></text:p>
      <text:p text:style-name="P12">(sz.n: <text:tab/>, szül.:<text:tab/> <text:s/>an.:<text:tab/>) </text:p>
      <text:p text:style-name="P15"><text:tab/>szám alatti lakos</text:p>
      <text:p text:style-name="P12">és</text:p>
      <text:p text:style-name="P13"><text:tab/></text:p>
      <text:p text:style-name="P16">(sz.n:<text:tab/>, szül.:<text:tab/>an.:<text:tab/>)</text:p>
      <text:p text:style-name="P13"><text:tab/>szám alatti lakos</text:p>
      <text:p text:style-name="P14">nyilatkozom/nyilatkozunk, hogy </text:p>
      <text:p text:style-name="P14">k<text:span text:style-name="T5">is</text:span>k<text:span text:style-name="T5">orú</text:span> <text:tab/> </text:p>
      <text:p text:style-name="P16">(sz.n:<text:tab/>, szül.:<text:tab/>an.:<text:tab/>)</text:p>
      <text:p text:style-name="P13"><text:tab/> szám alatti lakos vonatkozásában</text:p>
      <text:p text:style-name="P19">a gyámhivatal <text:tab/> számú döntése alapján a törvényes képviseletet én/mi látom/látjuk el.</text:p>
      <text:p text:style-name="P22"><text:tab/><text:tab/><text:tab/><text:tab/></text:p>
      <text:p text:style-name="P3"><text:span text:style-name="T1"><text:tab/></text:span><text:span text:style-name="T2">aláírás<text:tab/>aláírá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hu" fo:country="HU" style:letter-kerning="true" style:font-name-asian="Calibri" style:font-size-asian="11pt" style:language-asian="hu" style:country-asian="HU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1pt" fo:language="hu" fo:country="HU" style:letter-kerning="true" style:font-name-asian="Calibri" style:font-size-asian="11pt" style:language-asian="hu" style:country-asian="HU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fo:font-size="12pt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00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3</dc:title>
    <meta:initial-creator>Miskolczi Ildikó Dr.</meta:initial-creator>
    <meta:editing-cycles>5</meta:editing-cycles>
    <meta:creation-date>2014-02-18T12:03:00</meta:creation-date>
    <dc:date>2017-02-14T17:11:50.668823006</dc:date>
    <meta:editing-duration>PT14M25S</meta:editing-duration>
    <meta:generator>LibreOffice/5.2.2.2$Linux_X86_64 LibreOffice_project/20m0$Build-2</meta:generator>
    <meta:document-statistic meta:table-count="0" meta:image-count="0" meta:object-count="0" meta:page-count="2" meta:paragraph-count="44" meta:word-count="158" meta:character-count="1122" meta:non-whitespace-character-count="951"/>
    <meta:user-defined meta:name="AppVersion">12.0000</meta:user-defined>
    <meta:user-defined meta:name="Company">Klebersberg Intézményfenntartó Közpon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_Wordconv.dotm" xlink:href=""/>
  </office:meta>
</office:document-meta>
</file>